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3cm" svg:stroke-color="#33cc66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4cm" svg:stroke-color="#33cc66" draw:marker-start-width="0.8cm" draw:marker-end-width="0.8cm" draw:fill="solid" draw:fill-color="#ffff00" draw:textarea-horizontal-align="justify" draw:textarea-vertical-align="middle" draw:auto-grow-height="false" fo:padding-top="0.325cm" fo:padding-bottom="0.325cm" fo:padding-left="0.45cm" fo:padding-right="0.45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Exemple d'effet d'anima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La diapositive suivante contient des objets apparaissant séquentiell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Transition</text:p>
          </draw:text-box>
        </draw:frame>
        <draw:custom-shape draw:style-name="gr2" draw:text-style-name="P1" draw:id="id1" draw:layer="layout" svg:width="14cm" svg:height="13.5cm" svg:x="7cm" svg:y="5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id="id4" draw:layer="layout" svg:width="3.199cm" svg:height="2.399cm" draw:transform="rotate (-0.643502895210188) translate (13.4400068598399cm 13.0799979992267cm)" svg:viewBox="0 0 3200 2400" svg:d="m0 7200c2500 0 3200-2400 3200-2400">
          <text:p/>
        </draw:path>
        <draw:custom-shape draw:style-name="gr4" draw:text-style-name="P1" draw:id="id2" draw:layer="layout" svg:width="3cm" svg:height="2.5cm" svg:x="9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3" draw:layer="layout" svg:width="3cm" svg:height="2.5cm" svg:x="1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Bonhomme</meta:initial-creator>
    <meta:creation-date>2011-03-09T21:45:33</meta:creation-date>
    <meta:editing-duration>PT00H26M44S</meta:editing-duration>
    <meta:editing-cycles>4</meta:editing-cycles>
    <dc:date>2011-03-11T11:55:26</dc:date>
    <dc:creator>Stéphane Bonhomme</dc:creator>
    <meta:generator>OpenOffice.org/3.2$Linux OpenOffice.org_project/320m12$Build-9483</meta:generator>
    <meta:document-statistic meta:object-count="32"/>
  </office:meta>
</office:document-meta>
</file>